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b5890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d32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808019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aecf0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131cm" fo:min-width="0.476cm"/>
    </style:style>
    <style:style style:name="gr7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31cm" fo:min-width="0.451cm"/>
    </style:style>
    <style:style style:name="gr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488cm" fo:min-width="0cm"/>
    </style:style>
    <style:style style:name="gr10" style:family="graphic" style:parent-style-name="standard">
      <style:graphic-properties draw:stroke="dash" draw:stroke-dash="Ultrafine_20_Dashed" svg:stroke-color="#b58900" draw:fill="none" draw:textarea-horizontal-align="justify" draw:textarea-vertical-align="middle" draw:auto-grow-height="false" fo:min-height="1.45cm" fo:min-width="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dash" draw:stroke-dash="Ultrafine_20_Dashed" svg:stroke-color="#808019" draw:fill="none" draw:textarea-horizontal-align="justify" draw:textarea-vertical-align="middle" draw:auto-grow-height="false" fo:min-height="1.45cm" fo:min-width="9.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4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color="#999999" draw:fill="none" draw:textarea-horizontal-align="justify" draw:textarea-vertical-align="middle" draw:auto-grow-height="false" fo:min-height="2.25cm" fo:min-width="9.5cm"/>
    </style:style>
    <style:style style:name="gr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31cm" fo:min-width="0.7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cm"/>
    </style:style>
    <style:style style:name="P1" style:family="paragraph">
      <loext:graphic-properties draw:fill="solid" draw:fill-color="#b58900"/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808019"/>
      <style:paragraph-properties fo:text-align="center"/>
    </style:style>
    <style:style style:name="P5" style:family="paragraph">
      <loext:graphic-properties draw:fill="solid" draw:fill-color="#aecf00"/>
      <style:paragraph-properties fo:text-align="center"/>
    </style:style>
    <style:style style:name="P6" style:family="paragraph">
      <style:paragraph-properties fo:text-align="center"/>
      <style:text-properties fo:font-size="28pt"/>
    </style:style>
    <style:style style:name="P7" style:family="paragraph">
      <loext:graphic-properties draw:fill="solid" draw:fill-color="#ffffff"/>
      <style:paragraph-properties fo:text-align="center"/>
      <style:text-properties style:font-name="Liberation Sans Narrow" fo:font-size="28pt" fo:font-weight="bold" style:font-size-asian="28pt" style:font-weight-asian="normal" style:font-size-complex="28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/>
    </style:style>
    <style:style style:name="P10" style:family="paragraph">
      <loext:graphic-properties draw:fill="solid" draw:fill-color="#ffffff"/>
      <style:text-properties style:font-name="Liberation Sans Narrow"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solid" draw:fill-color="#ffffff"/>
      <style:paragraph-properties fo:text-align="center"/>
      <style:text-properties style:font-name="Liberation Sans Narrow" fo:font-size="12pt" fo:font-weight="normal" style:font-size-asian="28pt" style:font-weight-asian="normal" style:font-size-complex="28pt" style:font-weight-complex="normal"/>
    </style:style>
    <style:style style:name="P13" style:family="paragraph">
      <loext:graphic-properties draw:fill="none"/>
      <style:paragraph-properties fo:text-align="center"/>
      <style:text-properties fo:color="#ffd320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color="#b58900" style:font-name="Buxton Sketch" fo:font-size="18pt"/>
    </style:style>
    <style:style style:name="P16" style:family="paragraph">
      <loext:graphic-properties draw:fill="none" draw:fill-color="#ffffff"/>
      <style:text-properties fo:color="#808019" style:font-name="Buxton Sketch"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999999" style:font-name="Buxton Sketch"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style:font-name="Liberation Sans Narrow" fo:font-size="28pt" fo:font-style="normal" fo:font-weight="normal" fo:background-color="transparent" style:font-size-asian="28pt" style:font-weight-asian="normal" style:font-size-complex="28pt" style:font-weight-complex="normal"/>
    </style:style>
    <style:style style:name="P21" style:family="paragraph">
      <loext:graphic-properties draw:fill="solid" draw:fill-color="#ffffff"/>
      <style:paragraph-properties fo:text-align="center"/>
      <style:text-properties style:font-name="Liberation Sans Narrow" fo:font-size="12pt" fo:font-weight="bold" style:font-size-asian="28pt" style:font-weight-asian="normal" style:font-size-complex="28pt" style:font-weight-complex="normal"/>
    </style:style>
    <style:style style:name="P22" style:family="paragraph">
      <loext:graphic-properties draw:fill="solid" draw:fill-color="#ffffff"/>
      <style:paragraph-properties fo:text-align="center"/>
      <style:text-properties style:font-name="Liberation Sans Narrow" fo:font-size="12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text-properties style:font-name="Liberation Sans Narrow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Liberation Sans Narrow" fo:font-size="28pt" fo:font-weight="bold" style:font-size-asian="28pt" style:font-weight-asian="normal" style:font-size-complex="28pt" style:font-weight-complex="normal"/>
    </style:style>
    <style:style style:name="T2" style:family="text">
      <style:text-properties style:font-name="Liberation Sans Narrow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Liberation Sans Narrow" fo:font-size="12pt" fo:font-weight="normal" style:font-size-asian="28pt" style:font-weight-asian="normal" style:font-size-complex="28pt" style:font-weight-complex="normal"/>
    </style:style>
    <style:style style:name="T4" style:family="text">
      <style:text-properties fo:color="#b58900" style:font-name="Buxton Sketch"/>
    </style:style>
    <style:style style:name="T5" style:family="text">
      <style:text-properties fo:color="#808019" style:font-name="Buxton Sketch"/>
    </style:style>
    <style:style style:name="T6" style:family="text">
      <style:text-properties fo:color="#999999" style:font-name="Buxton Sketch"/>
    </style:style>
    <style:style style:name="T7" style:family="text">
      <style:text-properties style:text-position="33% 58%" style:font-name="Liberation Sans Narrow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Liberation Sans Narrow" fo:font-size="28pt" fo:font-style="normal" fo:font-weight="normal" fo:background-color="transparent" style:font-size-asian="28pt" style:font-weight-asian="normal" style:font-size-complex="28pt" style:font-weight-complex="normal"/>
    </style:style>
    <style:style style:name="T9" style:family="text">
      <style:text-properties style:font-name="Liberation Sans Narrow" fo:font-size="12pt" fo:font-weight="bold" style:font-size-asian="28pt" style:font-weight-asian="normal" style:font-size-complex="28pt" style:font-weight-complex="normal"/>
    </style:style>
    <style:style style:name="T10" style:family="text">
      <style:text-properties style:font-name="Liberation Sans Narrow" fo:font-size="12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6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976cm" svg:height="1.381cm" svg:x="13.587cm" svg:y="7.3cm">
          <draw:text-box>
            <text:p text:style-name="P6"><text:span text:style-name="T1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6"><text:span text:style-name="T1">=</text:span></text:p>
          </draw:text-box>
        </draw:frame>
        <draw:line draw:style-name="gr7" draw:text-style-name="P8" draw:layer="layout" svg:x1="2.5cm" svg:y1="13cm" svg:x2="15cm" svg:y2="13cm">
          <text:p/>
        </draw:line>
        <draw:frame draw:style-name="gr8" draw:text-style-name="P10" draw:layer="layout" svg:width="0.951cm" svg:height="1.381cm" svg:x="2.989cm" svg:y="7.402cm">
          <draw:text-box>
            <text:p text:style-name="P9"><text:span text:style-name="T2">0</text:span></text:p>
          </draw:text-box>
        </draw:frame>
        <draw:frame draw:style-name="gr8" draw:text-style-name="P10" draw:layer="layout" svg:width="0.951cm" svg:height="1.381cm" svg:x="2.99cm" svg:y="10.303cm">
          <draw:text-box>
            <text:p text:style-name="P9"><text:span text:style-name="T2">0</text:span></text:p>
          </draw:text-box>
        </draw:frame>
        <draw:frame draw:style-name="gr9" draw:text-style-name="P12" draw:layer="layout" svg:width="0.8cm" svg:height="0.738cm" svg:x="6.1cm" svg:y="8.4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cm" svg:height="0.738cm" svg:x="9.1cm" svg:y="6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9.1cm" svg:y="8.4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cm" svg:height="0.738cm" svg:x="6.1cm" svg:y="6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12.1cm" svg:y="6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12.1cm" svg:y="8.4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cm" svg:height="0.738cm" svg:x="6.1cm" svg:y="11.4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cm" svg:height="0.738cm" svg:x="9.1cm" svg:y="9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9.1cm" svg:y="11.4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cm" svg:height="0.738cm" svg:x="6.1cm" svg:y="9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12.1cm" svg:y="9.9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cm" svg:height="0.738cm" svg:x="12.1cm" svg:y="11.4cm">
          <draw:text-box>
            <text:p text:style-name="P11"><text:span text:style-name="T3">0</text:span></text:p>
          </draw:text-box>
        </draw:frame>
        <draw:custom-shape draw:style-name="gr10" draw:text-style-name="P13" draw:layer="layout" svg:width="7cm" svg:height="1.7cm" svg:x="3cm" svg:y="4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996cm" svg:height="1.039cm" svg:x="2.9cm" svg:y="4.4cm">
          <draw:text-box>
            <text:p text:style-name="P14"><text:span text:style-name="T4">riporti</text:span></text:p>
          </draw:text-box>
        </draw:frame>
        <draw:frame draw:style-name="gr11" draw:text-style-name="P16" draw:layer="layout" svg:width="2.085cm" svg:height="1.039cm" svg:x="2.915cm" svg:y="13.7cm">
          <draw:text-box>
            <text:p text:style-name="P14"><text:span text:style-name="T5">somma</text:span></text:p>
          </draw:text-box>
        </draw:frame>
        <draw:custom-shape draw:style-name="gr12" draw:text-style-name="P8" draw:layer="layout" svg:width="10cm" svg:height="1.7cm" svg:x="3cm" svg:y="13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2cm" svg:height="0.5cm" svg:x="12.4cm" svg:y="8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0.2cm" svg:height="0.5cm" svg:x="9.4cm" svg:y="7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0.2cm" svg:height="0.5cm" svg:x="6.4cm" svg:y="7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0.2cm" svg:height="0.5cm" svg:x="6.4cm" svg:y="10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0.2cm" svg:height="0.5cm" svg:x="9.4cm" svg:y="11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0.2cm" svg:height="0.5cm" svg:x="12.4cm" svg:y="10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0cm" svg:height="2.5cm" svg:x="3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1cm" svg:height="1.039cm" svg:x="2.9cm" svg:y="6.661cm">
          <draw:text-box>
            <text:p text:style-name="P14"><text:span text:style-name="T6">addendo A</text:span></text:p>
          </draw:text-box>
        </draw:frame>
        <draw:frame draw:style-name="gr11" draw:text-style-name="P18" draw:layer="layout" svg:width="3.1cm" svg:height="1.039cm" svg:x="2.9cm" svg:y="9.6cm">
          <draw:text-box>
            <text:p text:style-name="P14"><text:span text:style-name="T6">addendo B</text:span></text:p>
          </draw:text-box>
        </draw:frame>
        <draw:custom-shape draw:style-name="gr14" draw:text-style-name="P13" draw:layer="layout" svg:width="10cm" svg:height="2.5cm" svg:x="3cm" svg:y="9.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5" draw:text-style-name="P8" draw:layer="layout" svg:x1="3.5cm" svg:y1="4.8cm" svg:x2="3.5cm" svg:y2="16.8cm">
          <text:p/>
        </draw:line>
        <draw:line draw:style-name="gr15" draw:text-style-name="P8" draw:layer="layout" svg:x1="6.5cm" svg:y1="4.8cm" svg:x2="6.5cm" svg:y2="16.8cm">
          <text:p/>
        </draw:line>
        <draw:line draw:style-name="gr15" draw:text-style-name="P8" draw:layer="layout" svg:x1="9.5cm" svg:y1="4.8cm" svg:x2="9.5cm" svg:y2="16.8cm">
          <text:p/>
        </draw:line>
        <draw:line draw:style-name="gr15" draw:text-style-name="P8" draw:layer="layout" svg:x1="12.5cm" svg:y1="4.8cm" svg:x2="12.5cm" svg:y2="16.8cm">
          <text:p/>
        </draw:line>
        <draw:custom-shape draw:style-name="gr16" draw:text-style-name="P3" draw:layer="layout" svg:width="0.6cm" svg:height="0.6cm" svg:x="6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3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213cm" svg:height="1.381cm" svg:x="11.987cm" svg:y="16.1cm">
          <draw:text-box>
            <text:p><text:span text:style-name="T2">2</text:span><text:span text:style-name="T7">0</text:span></text:p>
          </draw:text-box>
        </draw:frame>
        <draw:frame draw:style-name="gr17" draw:text-style-name="P10" draw:layer="layout" svg:width="1.213cm" svg:height="1.381cm" svg:x="8.988cm" svg:y="16.101cm">
          <draw:text-box>
            <text:p><text:span text:style-name="T2">2</text:span><text:span text:style-name="T7">1</text:span></text:p>
          </draw:text-box>
        </draw:frame>
        <draw:frame draw:style-name="gr17" draw:text-style-name="P10" draw:layer="layout" svg:width="1.213cm" svg:height="1.381cm" svg:x="5.988cm" svg:y="16.101cm">
          <draw:text-box>
            <text:p><text:span text:style-name="T2">2</text:span><text:span text:style-name="T7">2</text:span></text:p>
          </draw:text-box>
        </draw:frame>
        <draw:frame draw:style-name="gr17" draw:text-style-name="P10" draw:layer="layout" svg:width="1.213cm" svg:height="1.381cm" svg:x="2.988cm" svg:y="16.101cm">
          <draw:text-box>
            <text:p><text:span text:style-name="T2">2</text:span><text:span text:style-name="T7">3</text:span></text:p>
          </draw:text-box>
        </draw:frame>
        <draw:frame draw:style-name="gr6" draw:text-style-name="P7" draw:layer="layout" svg:width="0.976cm" svg:height="1.381cm" svg:x="13.587cm" svg:y="7.3cm">
          <draw:text-box>
            <text:p text:style-name="P19"><text:span text:style-name="T1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19"><text:span text:style-name="T1">=</text:span></text:p>
          </draw:text-box>
        </draw:frame>
        <draw:line draw:style-name="gr7" draw:text-style-name="P8" draw:layer="layout" svg:x1="2.5cm" svg:y1="13cm" svg:x2="15cm" svg:y2="13cm">
          <text:p/>
        </draw:line>
        <draw:frame draw:style-name="gr8" draw:text-style-name="P10" draw:layer="layout" svg:width="0.951cm" svg:height="1.381cm" svg:x="2.989cm" svg:y="7.402cm">
          <draw:text-box>
            <text:p><text:span text:style-name="T2">0</text:span></text:p>
          </draw:text-box>
        </draw:frame>
        <draw:frame draw:style-name="gr8" draw:text-style-name="P10" draw:layer="layout" svg:width="0.951cm" svg:height="1.381cm" svg:x="2.99cm" svg:y="10.303cm">
          <draw:text-box>
            <text:p><text:span text:style-name="T2">0</text:span></text:p>
          </draw:text-box>
        </draw:frame>
        <draw:frame draw:style-name="gr9" draw:text-style-name="P12" draw:layer="layout" svg:width="0.8cm" svg:height="0.738cm" svg:x="6.1cm" svg:y="8.4cm">
          <draw:text-box>
            <text:p text:style-name="P19"><text:span text:style-name="T3">0</text:span></text:p>
          </draw:text-box>
        </draw:frame>
        <draw:frame draw:style-name="gr9" draw:text-style-name="P12" draw:layer="layout" svg:width="0.8cm" svg:height="0.738cm" svg:x="9.1cm" svg:y="6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9.1cm" svg:y="8.4cm">
          <draw:text-box>
            <text:p text:style-name="P19"><text:span text:style-name="T3">0</text:span></text:p>
          </draw:text-box>
        </draw:frame>
        <draw:frame draw:style-name="gr9" draw:text-style-name="P12" draw:layer="layout" svg:width="0.8cm" svg:height="0.738cm" svg:x="6.1cm" svg:y="6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12.1cm" svg:y="6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12.1cm" svg:y="8.4cm">
          <draw:text-box>
            <text:p text:style-name="P19"><text:span text:style-name="T3">0</text:span></text:p>
          </draw:text-box>
        </draw:frame>
        <draw:frame draw:style-name="gr9" draw:text-style-name="P12" draw:layer="layout" svg:width="0.8cm" svg:height="0.738cm" svg:x="6.1cm" svg:y="11.4cm">
          <draw:text-box>
            <text:p text:style-name="P19"><text:span text:style-name="T3">0</text:span></text:p>
          </draw:text-box>
        </draw:frame>
        <draw:frame draw:style-name="gr9" draw:text-style-name="P12" draw:layer="layout" svg:width="0.8cm" svg:height="0.738cm" svg:x="9.1cm" svg:y="9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9.1cm" svg:y="11.4cm">
          <draw:text-box>
            <text:p text:style-name="P19"><text:span text:style-name="T3">0</text:span></text:p>
          </draw:text-box>
        </draw:frame>
        <draw:frame draw:style-name="gr9" draw:text-style-name="P12" draw:layer="layout" svg:width="0.8cm" svg:height="0.738cm" svg:x="6.1cm" svg:y="9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12.1cm" svg:y="9.9cm">
          <draw:text-box>
            <text:p text:style-name="P19"><text:span text:style-name="T3">1</text:span></text:p>
          </draw:text-box>
        </draw:frame>
        <draw:frame draw:style-name="gr9" draw:text-style-name="P12" draw:layer="layout" svg:width="0.8cm" svg:height="0.738cm" svg:x="12.1cm" svg:y="11.4cm">
          <draw:text-box>
            <text:p text:style-name="P19"><text:span text:style-name="T3">0</text:span></text:p>
          </draw:text-box>
        </draw:frame>
        <draw:frame draw:style-name="gr18" draw:text-style-name="P20" draw:layer="layout" svg:width="8.813cm" svg:height="1.381cm" svg:x="3.088cm" svg:y="2.42cm">
          <draw:text-box>
            <text:p><text:span text:style-name="T8">Sommatore binario</text:span></text:p>
          </draw:text-box>
        </draw:frame>
        <draw:g>
          <draw:g>
            <draw:g>
              <draw:line draw:style-name="gr19" draw:text-style-name="P8" draw:layer="layout" svg:x1="2.5cm" svg:y1="3.1cm" svg:x2="2.5cm" svg:y2="2.9cm">
                <text:p/>
              </draw:line>
              <draw:line draw:style-name="gr19" draw:text-style-name="P8" draw:layer="layout" svg:x1="2.4cm" svg:y1="3cm" svg:x2="2.6cm" svg:y2="3cm">
                <text:p/>
              </draw:line>
            </draw:g>
            <draw:custom-shape draw:style-name="gr3" draw:text-style-name="P3" draw:layer="layout" svg:width="0.6cm" svg:height="0.6cm" svg:x="2.2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14cm" svg:y1="3.1cm" svg:x2="14cm" svg:y2="2.9cm">
                <text:p/>
              </draw:line>
              <draw:line draw:style-name="gr19" draw:text-style-name="P8" draw:layer="layout" svg:x1="13.9cm" svg:y1="3cm" svg:x2="14.1cm" svg:y2="3cm">
                <text:p/>
              </draw:line>
            </draw:g>
            <draw:custom-shape draw:style-name="gr3" draw:text-style-name="P3" draw:layer="layout" svg:width="0.6cm" svg:height="0.6cm" svg:x="13.7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14cm" svg:y1="17.6cm" svg:x2="14cm" svg:y2="17.4cm">
                <text:p/>
              </draw:line>
              <draw:line draw:style-name="gr19" draw:text-style-name="P8" draw:layer="layout" svg:x1="13.9cm" svg:y1="17.5cm" svg:x2="14.1cm" svg:y2="17.5cm">
                <text:p/>
              </draw:line>
            </draw:g>
            <draw:custom-shape draw:style-name="gr3" draw:text-style-name="P3" draw:layer="layout" svg:width="0.6cm" svg:height="0.6cm" svg:x="13.7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2.5cm" svg:y1="17.6cm" svg:x2="2.5cm" svg:y2="17.4cm">
                <text:p/>
              </draw:line>
              <draw:line draw:style-name="gr19" draw:text-style-name="P8" draw:layer="layout" svg:x1="2.4cm" svg:y1="17.5cm" svg:x2="2.6cm" svg:y2="17.5cm">
                <text:p/>
              </draw:line>
            </draw:g>
            <draw:custom-shape draw:style-name="gr3" draw:text-style-name="P3" draw:layer="layout" svg:width="0.6cm" svg:height="0.6cm" svg:x="2.2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3" draw:style-name="dp1" draw:master-page-name="Default">
        <draw:line draw:style-name="gr15" draw:text-style-name="P8" draw:layer="layout" svg:x1="3.5cm" svg:y1="4.8cm" svg:x2="3.5cm" svg:y2="16.8cm">
          <text:p/>
        </draw:line>
        <draw:line draw:style-name="gr15" draw:text-style-name="P8" draw:layer="layout" svg:x1="6.5cm" svg:y1="4.8cm" svg:x2="6.5cm" svg:y2="16.8cm">
          <text:p/>
        </draw:line>
        <draw:line draw:style-name="gr15" draw:text-style-name="P8" draw:layer="layout" svg:x1="9.5cm" svg:y1="4.8cm" svg:x2="9.5cm" svg:y2="16.8cm">
          <text:p/>
        </draw:line>
        <draw:line draw:style-name="gr15" draw:text-style-name="P8" draw:layer="layout" svg:x1="12.5cm" svg:y1="4.8cm" svg:x2="12.5cm" svg:y2="16.8cm">
          <text:p/>
        </draw:line>
        <draw:custom-shape draw:style-name="gr3" draw:text-style-name="P3" draw:layer="layout" svg:width="0.6cm" svg:height="0.6cm" svg:x="6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3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213cm" svg:height="1.381cm" svg:x="11.987cm" svg:y="16.1cm">
          <draw:text-box>
            <text:p><text:span text:style-name="T2">2</text:span><text:span text:style-name="T7">0</text:span></text:p>
          </draw:text-box>
        </draw:frame>
        <draw:frame draw:style-name="gr17" draw:text-style-name="P10" draw:layer="layout" svg:width="1.213cm" svg:height="1.381cm" svg:x="8.988cm" svg:y="16.101cm">
          <draw:text-box>
            <text:p><text:span text:style-name="T2">2</text:span><text:span text:style-name="T7">1</text:span></text:p>
          </draw:text-box>
        </draw:frame>
        <draw:frame draw:style-name="gr17" draw:text-style-name="P10" draw:layer="layout" svg:width="1.213cm" svg:height="1.381cm" svg:x="5.988cm" svg:y="16.101cm">
          <draw:text-box>
            <text:p><text:span text:style-name="T2">2</text:span><text:span text:style-name="T7">2</text:span></text:p>
          </draw:text-box>
        </draw:frame>
        <draw:frame draw:style-name="gr17" draw:text-style-name="P10" draw:layer="layout" svg:width="1.213cm" svg:height="1.381cm" svg:x="2.988cm" svg:y="16.101cm">
          <draw:text-box>
            <text:p><text:span text:style-name="T2">2</text:span><text:span text:style-name="T7">3</text:span></text:p>
          </draw:text-box>
        </draw:frame>
        <draw:frame draw:style-name="gr6" draw:text-style-name="P7" draw:layer="layout" svg:width="0.976cm" svg:height="1.381cm" svg:x="13.587cm" svg:y="7.3cm">
          <draw:text-box>
            <text:p text:style-name="P19"><text:span text:style-name="T1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19"><text:span text:style-name="T1">=</text:span></text:p>
          </draw:text-box>
        </draw:frame>
        <draw:line draw:style-name="gr7" draw:text-style-name="P8" draw:layer="layout" svg:x1="2.5cm" svg:y1="13cm" svg:x2="15cm" svg:y2="13cm">
          <text:p/>
        </draw:line>
        <draw:frame draw:style-name="gr8" draw:text-style-name="P10" draw:layer="layout" svg:width="0.951cm" svg:height="1.381cm" svg:x="2.989cm" svg:y="7.402cm">
          <draw:text-box>
            <text:p><text:span text:style-name="T2">0</text:span></text:p>
          </draw:text-box>
        </draw:frame>
        <draw:frame draw:style-name="gr8" draw:text-style-name="P10" draw:layer="layout" svg:width="0.951cm" svg:height="1.381cm" svg:x="2.99cm" svg:y="10.303cm">
          <draw:text-box>
            <text:p><text:span text:style-name="T2">0</text:span></text:p>
          </draw:text-box>
        </draw:frame>
        <draw:frame draw:style-name="gr9" draw:text-style-name="P21" draw:layer="layout" svg:width="0.8cm" svg:height="0.738cm" svg:x="6.1cm" svg:y="8.4cm">
          <draw:text-box>
            <text:p text:style-name="P19"><text:span text:style-name="T9">0</text:span></text:p>
          </draw:text-box>
        </draw:frame>
        <draw:frame draw:style-name="gr9" draw:text-style-name="P21" draw:layer="layout" svg:width="0.8cm" svg:height="0.738cm" svg:x="9.1cm" svg:y="6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9.1cm" svg:y="8.4cm">
          <draw:text-box>
            <text:p text:style-name="P19"><text:span text:style-name="T9">0</text:span></text:p>
          </draw:text-box>
        </draw:frame>
        <draw:frame draw:style-name="gr9" draw:text-style-name="P21" draw:layer="layout" svg:width="0.8cm" svg:height="0.738cm" svg:x="6.1cm" svg:y="6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12.1cm" svg:y="6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12.1cm" svg:y="8.4cm">
          <draw:text-box>
            <text:p text:style-name="P19"><text:span text:style-name="T9">0</text:span></text:p>
          </draw:text-box>
        </draw:frame>
        <draw:frame draw:style-name="gr9" draw:text-style-name="P22" draw:layer="layout" svg:width="0.8cm" svg:height="0.738cm" svg:x="6.1cm" svg:y="11.4cm">
          <draw:text-box>
            <text:p text:style-name="P19"><text:span text:style-name="T10">0</text:span></text:p>
          </draw:text-box>
        </draw:frame>
        <draw:frame draw:style-name="gr9" draw:text-style-name="P21" draw:layer="layout" svg:width="0.8cm" svg:height="0.738cm" svg:x="9.1cm" svg:y="9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9.1cm" svg:y="11.4cm">
          <draw:text-box>
            <text:p text:style-name="P19"><text:span text:style-name="T9">0</text:span></text:p>
          </draw:text-box>
        </draw:frame>
        <draw:frame draw:style-name="gr9" draw:text-style-name="P21" draw:layer="layout" svg:width="0.8cm" svg:height="0.738cm" svg:x="6.1cm" svg:y="9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12.1cm" svg:y="9.9cm">
          <draw:text-box>
            <text:p text:style-name="P19"><text:span text:style-name="T9">1</text:span></text:p>
          </draw:text-box>
        </draw:frame>
        <draw:frame draw:style-name="gr9" draw:text-style-name="P21" draw:layer="layout" svg:width="0.8cm" svg:height="0.738cm" svg:x="12.1cm" svg:y="11.4cm">
          <draw:text-box>
            <text:p text:style-name="P19"><text:span text:style-name="T9">0</text:span></text:p>
          </draw:text-box>
        </draw:frame>
        <draw:custom-shape draw:style-name="gr20" draw:text-style-name="P8" draw:layer="layout" svg:width="7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cm" svg:height="1cm" svg:x="6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cm" svg:height="1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0cm" svg:height="1cm" svg:x="3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8.813cm" svg:height="1.381cm" svg:x="3.087cm" svg:y="2.419cm">
          <draw:text-box>
            <text:p><text:span text:style-name="T2">Sommatore binario</text:span></text:p>
          </draw:text-box>
        </draw:frame>
        <draw:g>
          <draw:g>
            <draw:g>
              <draw:line draw:style-name="gr19" draw:text-style-name="P8" draw:layer="layout" svg:x1="2.501cm" svg:y1="3.101cm" svg:x2="2.501cm" svg:y2="2.901cm">
                <text:p/>
              </draw:line>
              <draw:line draw:style-name="gr19" draw:text-style-name="P8" draw:layer="layout" svg:x1="2.401cm" svg:y1="3.001cm" svg:x2="2.601cm" svg:y2="3.001cm">
                <text:p/>
              </draw:line>
            </draw:g>
            <draw:custom-shape draw:style-name="gr3" draw:text-style-name="P3" draw:layer="layout" svg:width="0.6cm" svg:height="0.6cm" svg:x="2.20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14.001cm" svg:y1="3.101cm" svg:x2="14.001cm" svg:y2="2.901cm">
                <text:p/>
              </draw:line>
              <draw:line draw:style-name="gr19" draw:text-style-name="P8" draw:layer="layout" svg:x1="13.901cm" svg:y1="3.001cm" svg:x2="14.101cm" svg:y2="3.001cm">
                <text:p/>
              </draw:line>
            </draw:g>
            <draw:custom-shape draw:style-name="gr3" draw:text-style-name="P3" draw:layer="layout" svg:width="0.6cm" svg:height="0.6cm" svg:x="13.70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14.001cm" svg:y1="17.601cm" svg:x2="14.001cm" svg:y2="17.401cm">
                <text:p/>
              </draw:line>
              <draw:line draw:style-name="gr19" draw:text-style-name="P8" draw:layer="layout" svg:x1="13.901cm" svg:y1="17.501cm" svg:x2="14.101cm" svg:y2="17.501cm">
                <text:p/>
              </draw:line>
            </draw:g>
            <draw:custom-shape draw:style-name="gr3" draw:text-style-name="P3" draw:layer="layout" svg:width="0.6cm" svg:height="0.6cm" svg:x="13.701cm" svg:y="17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9" draw:text-style-name="P8" draw:layer="layout" svg:x1="2.501cm" svg:y1="17.601cm" svg:x2="2.501cm" svg:y2="17.401cm">
                <text:p/>
              </draw:line>
              <draw:line draw:style-name="gr19" draw:text-style-name="P8" draw:layer="layout" svg:x1="2.401cm" svg:y1="17.501cm" svg:x2="2.601cm" svg:y2="17.501cm">
                <text:p/>
              </draw:line>
            </draw:g>
            <draw:custom-shape draw:style-name="gr3" draw:text-style-name="P3" draw:layer="layout" svg:width="0.6cm" svg:height="0.6cm" svg:x="2.201cm" svg:y="17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0:43:47.610000000</meta:creation-date>
    <dc:date>2019-04-19T15:02:46.175000000</dc:date>
    <meta:editing-duration>PT30M58S</meta:editing-duration>
    <meta:editing-cycles>7</meta:editing-cycles>
    <meta:generator>LibreOffice/6.0.5.2$Windows_X86_64 LibreOffice_project/54c8cbb85f300ac59db32fe8a675ff7683cd5a16</meta:generator>
    <meta:document-statistic meta:object-count="168"/>
  </office:meta>
</office:document-meta>
</file>